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Andale Mono" svg:font-family="'Andale Mono'" style:font-pitch="fixed"/>
    <style:font-face style:name="Nimbus Mono L" svg:font-family="'Nimbus Mono L'" style:font-adornments="Normal" style:font-family-generic="modern" style:font-pitch="fixed"/>
    <style:font-face style:name="Linux Biolinum G" svg:font-family="'Linux Biolinum G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end" style:justify-single-word="false"/>
      <style:text-properties officeooo:paragraph-rsid="00385a26"/>
    </style:style>
    <style:style style:name="P4" style:family="paragraph" style:parent-style-name="Text_20_body">
      <style:text-properties officeooo:paragraph-rsid="00385a26"/>
    </style:style>
    <style:style style:name="P5" style:family="paragraph" style:parent-style-name="Text_20_body">
      <style:paragraph-properties fo:text-align="start" style:justify-single-word="false"/>
      <style:text-properties officeooo:paragraph-rsid="00385a26"/>
    </style:style>
    <style:style style:name="P6" style:family="paragraph" style:parent-style-name="Text_20_body">
      <style:text-properties officeooo:paragraph-rsid="003a864f"/>
    </style:style>
    <style:style style:name="P7" style:family="paragraph" style:parent-style-name="Text_20_body">
      <style:text-properties style:font-name="Liberation Sans" officeooo:paragraph-rsid="003a864f"/>
    </style:style>
    <style:style style:name="P8" style:family="paragraph" style:parent-style-name="Text_20_body">
      <style:text-properties officeooo:paragraph-rsid="003b85d9"/>
    </style:style>
    <style:style style:name="P9" style:family="paragraph" style:parent-style-name="Text_20_body" style:list-style-name="L1">
      <style:text-properties officeooo:paragraph-rsid="003b85d9"/>
    </style:style>
    <style:style style:name="P10" style:family="paragraph" style:parent-style-name="Heading_20_1">
      <style:text-properties officeooo:paragraph-rsid="003a864f"/>
    </style:style>
    <style:style style:name="P11" style:family="paragraph" style:parent-style-name="Heading_20_1" style:master-page-name="Standard">
      <style:paragraph-properties style:page-number="1"/>
      <style:text-properties style:text-underline-style="none" officeooo:paragraph-rsid="003a864f"/>
    </style:style>
    <style:style style:name="P12" style:family="paragraph" style:parent-style-name="Heading_20_2">
      <style:text-properties officeooo:paragraph-rsid="003a864f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Title">
      <style:text-properties officeooo:paragraph-rsid="00385a26"/>
    </style:style>
    <style:style style:name="P15" style:family="paragraph" style:parent-style-name="Title" style:master-page-name="First_20_Page">
      <style:paragraph-properties style:page-number="auto"/>
      <style:text-properties officeooo:paragraph-rsid="00385a26"/>
    </style:style>
    <style:style style:name="P16" style:family="paragraph" style:parent-style-name="Contents_20_Heading" style:master-page-name="Index">
      <style:paragraph-properties style:page-number="auto"/>
    </style:style>
    <style:style style:name="T1" style:family="text">
      <style:text-properties fo:color="#666666" style:language-asian="zxx" style:country-asian="none" style:language-complex="zxx" style:country-complex="none"/>
    </style:style>
    <style:style style:name="T2" style:family="text">
      <style:text-properties fo:color="#666666" officeooo:rsid="00385a26" style:language-asian="zxx" style:country-asian="none" style:language-complex="zxx" style:country-complex="none"/>
    </style:style>
    <style:style style:name="T3" style:family="text">
      <style:text-properties officeooo:rsid="00385a26"/>
    </style:style>
    <style:style style:name="T4" style:family="text">
      <style:text-properties officeooo:rsid="003a864f"/>
    </style:style>
    <style:style style:name="T5" style:family="text">
      <style:text-properties officeooo:rsid="003b85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/></text:p>
      <text:p text:style-name="P14"><text:span text:style-name="T1"/></text:p>
      <text:p text:style-name="P14"><text:span text:style-name="T1"/></text:p>
      <text:p text:style-name="P14"><text:span text:style-name="T1">LABORATORI PCA</text:span></text:p>
      <text:p text:style-name="P14"><text:span text:style-name="T2">Projecte Final: Optimització ftdock</text:span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4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3"><text:soft-page-break/><text:span text:style-name="T2">Felip Moll Marquès</text:span></text:p>
      <text:p text:style-name="P3"><text:span text:style-name="T2">PCA – FiB (UPC)</text:span></text:p>
      <text:p text:style-name="P3"><text:span text:style-name="T2">Q1 <text:s/>2012/13</text:span>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6">Índex de continguts</text:p>
          </text:index-title>
          <text:p text:style-name="P13"><text:a xlink:type="simple" xlink:href="#__RefHeading__1284_992945168" text:style-name="Index_20_Link" text:visited-style-name="Index_20_Link">Anàlisis del rendiment original<text:tab/>1</text:a></text:p>
        </text:index-body>
      </text:table-of-content>
      <text:p text:style-name="P5"/>
      <text:h text:style-name="P11" text:outline-level="1"><text:bookmark-start text:name="__RefHeading__1284_992945168"/><text:span text:style-name="T4">Anàlisis del codi original</text:span><text:bookmark-end text:name="__RefHeading__1284_992945168"/></text:h>
      <text:h text:style-name="P12" text:outline-level="2"><text:span text:style-name="T4">Timing &amp; Profiling</text:span></text:h>
      <text:p text:style-name="P6"><text:span text:style-name="T4">Inicialment hem executat el codi </text:span><text:span text:style-name="T5">i hem realitzat les mesures de temps, analitzant les funcions i línies de codi que són més costoses.</text:span></text:p>
      <text:p text:style-name="P8"><text:span text:style-name="T5">Els resultats obtinguts per les diferents execucions les mostrem a continuació:</text:span></text:p>
      <text:list xml:id="list724293207" text:style-name="L1">
        <text:list-item>
          <text:p text:style-name="P9"><text:span text:style-name="T5">./ftdock -static 2pka.parsed -mobile 5pti.parsed</text:span></text:p>
        </text:list-item>
        <text:list-item>
          <text:p text:style-name="P9"><text:span text:style-name="T5">./ftdock -static 1hba.parsed -mobile 5pti.parsed</text:span></text:p>
        </text:list-item>
        <text:list-item>
          <text:p text:style-name="P9"><text:span text:style-name="T5">./ftdock -static 4hhb.parsed -mobile 5pti.parsed</text:span></text:p>
        </text:list-item>
      </text:list>
      <text:p text:style-name="P6"><text:span text:style-name="T4"/></text:p>
      <text:p text:style-name="P6"><text:span text:style-name="T4"/></text:p>
      <text:h text:style-name="P12" text:outline-level="2"><text:span text:style-name="T4">Speed Up</text:span></text:h>
      <text:h text:style-name="P10" text:outline-level="1"><text:span text:style-name="T4">afds</text:span></text:h>
      <text:p text:style-name="P6"><text:span text:style-name="T4"/></text:p>
      <text:p text:style-name="P6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Andale Mono" svg:font-family="'Andale Mono'" style:font-pitch="fixed"/>
    <style:font-face style:name="Nimbus Mono L" svg:font-family="'Nimbus Mono L'" style:font-adornments="Normal" style:font-family-generic="modern" style:font-pitch="fixed"/>
    <style:font-face style:name="Linux Biolinum G" svg:font-family="'Linux Biolinum G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9966cc"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 fo:text-align="justify" style:justify-single-word="false" fo:background-color="transparent" style:shadow="none">
        <style:tab-stops/>
        <style:background-image/>
      </style:paragraph-properties>
      <style:text-properties style:font-name="Liberation Sans1" fo:language="ca" fo:country="ES" style:font-size-asian="10.5pt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9966cc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i" style:family="paragraph" style:parent-style-name="Standard" style:next-style-name="Text_20_body" style:class="text" style:master-page-name="">
      <style:paragraph-properties style:page-number="auto"/>
      <style:text-properties style:font-name="Nimbus Mono L" fo:font-size="10pt" fo:language="ca" fo:country="E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artatGris" style:family="paragraph" style:parent-style-name="Text_20_body" style:next-style-name="Text_20_body" style:class="text">
      <style:text-properties fo:color="#666666" fo:font-style="italic" style:font-size-asian="10.5pt"/>
    </style:style>
    <style:style style:name="EnunciatPrincipal" style:family="paragraph" style:parent-style-name="Text_20_body" style:next-style-name="ApartatGris" style:class="text"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4b1f6f" fo:font-size="16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385a26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oratori PCA – <text:span text:style-name="MT1">Projecte Final: Optimització ftdock</text:span><text:tab/><text:tab/>Felip Moll Marquès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0:19:29</meta:creation-date>
    <dc:date>2012-12-24T16:46:14</dc:date>
    <meta:editing-duration>PT22H5M3S</meta:editing-duration>
    <meta:editing-cycles>89</meta:editing-cycles>
    <meta:generator>LibreOffice/3.6$Linux_X86_64 LibreOffice_project/da8c1e6-fd468f4-454e206-f42a4a9-143cfd</meta:generator>
    <dc:creator>LiPi </dc:creator>
    <meta:keyword>Optimització</meta:keyword>
    <dc:subject>Projecte Final de PCA 2012/13</dc:subject>
    <dc:title>PCA - PF: Optimització ftdock</dc:title>
    <meta:document-statistic meta:table-count="0" meta:image-count="0" meta:object-count="0" meta:page-count="5" meta:paragraph-count="18" meta:word-count="99" meta:character-count="643" meta:non-whitespace-character-count="566"/>
  </office:meta>
</office:document-meta>
</file>